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0d88db" officeooo:paragraph-rsid="000dfda4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Preformatted_20_Text">
      <style:paragraph-properties fo:margin-top="0in" fo:margin-bottom="0.1965in" loext:contextual-spacing="false" fo:padding="0in" fo:border="none"/>
    </style:style>
    <style:style style:name="P4" style:family="paragraph" style:parent-style-name="Preformatted_20_Text">
      <style:paragraph-properties fo:padding="0in" fo:border="none"/>
    </style:style>
    <style:style style:name="P5" style:family="paragraph" style:parent-style-name="Standard">
      <style:text-properties officeooo:rsid="000a1c9d" officeooo:paragraph-rsid="000a1c9d"/>
    </style:style>
    <style:style style:name="P6" style:family="paragraph" style:parent-style-name="Standard">
      <style:text-properties officeooo:rsid="000d88db" officeooo:paragraph-rsid="000dfda4"/>
    </style:style>
    <style:style style:name="P7" style:family="paragraph" style:parent-style-name="Text_20_body">
      <style:paragraph-properties fo:padding="0in" fo:border="none"/>
    </style:style>
    <style:style style:name="T1" style:family="text">
      <style:text-properties officeooo:rsid="000a8fd9"/>
    </style:style>
    <style:style style:name="T2" style:family="text">
      <style:text-properties officeooo:rsid="000c723c"/>
    </style:style>
    <style:style style:name="T3" style:family="text">
      <style:text-properties officeooo:rsid="000dfda4"/>
    </style:style>
    <style:style style:name="T4" style:family="text">
      <style:text-properties officeooo:rsid="000e0633"/>
    </style:style>
    <style:style style:name="T5" style:family="text">
      <style:text-properties officeooo:rsid="000eb9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.  Describe what the following code snippet will do:</text:p>
      <text:p text:style-name="P4">double division(int a, int b) {</text:p>
      <text:p text:style-name="P4"><text:s text:c="3"/>if( b == 0 ) {</text:p>
      <text:p text:style-name="P4"><text:s text:c="6"/>throw "Division by zero condition!";</text:p>
      <text:p text:style-name="P4"><text:s text:c="3"/>}</text:p>
      <text:p text:style-name="P4"><text:s text:c="3"/>return (a/b);</text:p>
      <text:p text:style-name="P3">}</text:p>
      <text:p text:style-name="P7"> 2.  Name three other events other than division by zero that might to be secured by exception handling</text:p>
      <text:p text:style-name="P7"> 3. How are the standard exceptions organized in C++? Do you need a special library to invoke them?</text:p>
      <text:p text:style-name="Standard"/>
      <text:p text:style-name="Standard"/>
      <text:p text:style-name="P5">The above block of code deliberately sets up a point of failure by attempting to divide by zero. Normally, this would cause an application to halt, but the Throw statement <text:span text:style-name="T1">allows the function to return an Exception, </text:span><text:span text:style-name="T2">an object within the standard C++ library that carries information about common/generalized errors incurred at runtime. If the Division function where called from within a Try/Catch block, this would allow us to “handle” the exception, code to be executed upon incurring a specific error. </text:span></text:p>
      <text:p text:style-name="P5"/>
      <text:p text:style-name="P6">C++ allows you to handle any number of exceptions you think you’d need to handle by appending as many catch() blocks after the try {} provided you give it different exceptions to catch. </text:p>
      <text:p text:style-name="P1"/>
      <text:p text:style-name="P1">try {</text:p>
      <text:p text:style-name="Preformatted_20_Text"><text:s text:c="3"/>// protected code</text:p>
      <text:p text:style-name="Preformatted_20_Text">} catch( ExceptionName e1 ) {</text:p>
      <text:p text:style-name="Preformatted_20_Text"><text:s text:c="3"/>// catch block</text:p>
      <text:p text:style-name="Preformatted_20_Text">} catch( ExceptionName e2 ) {</text:p>
      <text:p text:style-name="Preformatted_20_Text"><text:s text:c="3"/>// catch block</text:p>
      <text:p text:style-name="Preformatted_20_Text">} catch( ExceptionName eN ) {</text:p>
      <text:p text:style-name="Preformatted_20_Text"><text:s text:c="3"/>// catch block</text:p>
      <text:p text:style-name="P2">}</text:p>
      <text:p text:style-name="P6"><text:span text:style-name="T3">C++ has classes for various exceptions, including </text:span><text:span text:style-name="T4">std::bad_alloc, which can be thrown by an error with the new keyword, std::bad_alloc, thrown by dynamic_cast, or even std::bad_exception which is a more general-purpose class for unexpected exceptions. </text:span><text:span text:style-name="T5">C++ includes these exceptions within it’s standard library, however should be imported by #including the &lt;exception&gt; class header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18T12:21:12.486918554</meta:creation-date>
    <dc:date>2020-06-18T13:14:22.302245521</dc:date>
    <meta:editing-duration>PT1M9S</meta:editing-duration>
    <meta:editing-cycles>1</meta:editing-cycles>
    <meta:document-statistic meta:table-count="0" meta:image-count="0" meta:object-count="0" meta:page-count="1" meta:paragraph-count="21" meta:word-count="266" meta:character-count="1603" meta:non-whitespace-character-count="1325"/>
    <meta:generator>LibreOffice/6.4.4.2$Linux_X86_64 LibreOffice_project/40$Build-2</meta:generator>
  </office:meta>
</office:document-meta>
</file>